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Mangal" style:font-size-complex="3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654cm" svg:height="3.063cm" svg:x="1.27cm" svg:y="0.782cm">
          <draw:text-box>
            <text:p text:style-name="P1"><text:span text:style-name="T1">HYMN #347</text:span></text:p>
            <text:p text:style-name="P1"><text:span text:style-name="T2">“</text:span><text:span text:style-name="T2">Comfort, Comfort Ye My Peopl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office:forms form:automatic-focus="false" form:apply-design-mode="false"/>
        <draw:frame draw:style-name="gr3" draw:text-style-name="P4" draw:layer="layout" svg:width="25.654cm" svg:height="7.011cm" svg:x="1.27cm" svg:y="1.016cm">
          <draw:text-box>
            <text:p text:style-name="P1"><text:span text:style-name="T3">1.</text:span><text:span text:style-name="T4"><text:tab/></text:span><text:span text:style-name="T4">“Comfort, comfort ye My people,</text:span><text:span text:style-name="T4"><text:line-break/></text:span><text:span text:style-name="T4">Speak ye peace,” thus saith our God;</text:span><text:span text:style-name="T4"><text:line-break/></text:span><text:span text:style-name="T4">“Comfort those who sit in darkness,</text:span><text:span text:style-name="T4"><text:line-break/></text:span><text:span text:style-name="T4">Mourning ’neath their sorrows’ lo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office:forms form:automatic-focus="false" form:apply-design-mode="false"/>
        <draw:frame draw:style-name="gr3" draw:text-style-name="P5" draw:layer="layout" svg:width="25.654cm" svg:height="7.011cm" svg:x="1.27cm" svg:y="1.016cm">
          <draw:text-box>
            <text:p text:style-name="P1"><text:span text:style-name="T4">Speak ye to Jerusalem</text:span><text:span text:style-name="T4"><text:line-break/></text:span><text:span text:style-name="T4">Of the peace that waits for them;</text:span><text:span text:style-name="T4"><text:line-break/></text:span><text:span text:style-name="T4">Tell her that her sins I cover</text:span><text:span text:style-name="T4"><text:line-break/></text:span><text:span text:style-name="T4">And her warfare now is over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office:forms form:automatic-focus="false" form:apply-design-mode="false"/>
        <draw:frame draw:style-name="gr3" draw:text-style-name="P7" draw:layer="layout" svg:width="25.654cm" svg:height="7.011cm" svg:x="1.27cm" svg:y="1.016cm">
          <draw:text-box>
            <text:p text:style-name="P6"><text:span text:style-name="T5">2.</text:span><text:span text:style-name="T6"><text:tab/></text:span><text:span text:style-name="T6">Yea, her sins our God will pardon,</text:span><text:span text:style-name="T6"><text:line-break/></text:span><text:span text:style-name="T6">Blotting out each dark misdeed;</text:span><text:span text:style-name="T6"><text:line-break/></text:span><text:span text:style-name="T6">All that well deserved His anger</text:span><text:span text:style-name="T6"><text:line-break/></text:span><text:span text:style-name="T6">He no more will see or h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office:forms form:automatic-focus="false" form:apply-design-mode="false"/>
        <draw:frame draw:style-name="gr3" draw:text-style-name="P7" draw:layer="layout" svg:width="25.654cm" svg:height="7.011cm" svg:x="1.27cm" svg:y="1.016cm">
          <draw:text-box>
            <text:p text:style-name="P6"><text:span text:style-name="T6">She hath suffered many_a day,</text:span><text:span text:style-name="T6"><text:line-break/></text:span><text:span text:style-name="T6">Now her griefs have passed away;</text:span><text:span text:style-name="T6"><text:line-break/></text:span><text:span text:style-name="T6">God will change her pining sadness</text:span></text:p>
            <text:p text:style-name="P6"><text:span text:style-name="T6">Into ever-springing glad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office:forms form:automatic-focus="false" form:apply-design-mode="false"/>
        <draw:frame draw:style-name="gr3" draw:text-style-name="P9" draw:layer="layout" svg:width="25.654cm" svg:height="7.011cm" svg:x="1.27cm" svg:y="1.016cm">
          <draw:text-box>
            <text:p text:style-name="P8"><text:span text:style-name="T7">3. </text:span><text:span text:style-name="T6">Hark, the herald’s voice is crying</text:span></text:p>
            <text:p text:style-name="P8"><text:span text:style-name="T6">In the desert far and near,</text:span></text:p>
            <text:p text:style-name="P8"><text:span text:style-name="T6">Calling sinners to repentance,</text:span></text:p>
            <text:p text:style-name="P8"><text:span text:style-name="T6">Since the Kingdom now is 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office:forms form:automatic-focus="false" form:apply-design-mode="false"/>
        <draw:frame draw:style-name="gr3" draw:text-style-name="P4" draw:layer="layout" svg:width="25.654cm" svg:height="7.011cm" svg:x="1.27cm" svg:y="1.016cm">
          <draw:text-box>
            <text:p text:style-name="P1"><text:span text:style-name="T6">O that warning cry obey!</text:span><text:span text:style-name="T6"><text:line-break/></text:span><text:span text:style-name="T6">Now prepare for God a way;</text:span></text:p>
            <text:p text:style-name="P1"><text:span text:style-name="T6">Let the valleys rise to meet Him</text:span></text:p>
            <text:p text:style-name="P8"><text:span text:style-name="T6">And the hills bow down to greet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office:forms form:automatic-focus="false" form:apply-design-mode="false"/>
        <draw:frame draw:style-name="gr3" draw:text-style-name="P10" draw:layer="layout" svg:width="25.654cm" svg:height="7.011cm" svg:x="1.27cm" svg:y="1.016cm">
          <draw:text-box>
            <text:p text:style-name="P8"><text:span text:style-name="T5">4. </text:span><text:span text:style-name="T6">Make ye </text:span><text:span text:style-name="T8">straight what long was crooked;</text:span></text:p>
            <text:p text:style-name="P8"><text:span text:style-name="T6">Make the rougher places plain.</text:span></text:p>
            <text:p text:style-name="P8"><text:span text:style-name="T6">Let your hearts be true and humble,</text:span></text:p>
            <text:p text:style-name="P8"><text:span text:style-name="T6">As befits His holy reig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office:forms form:automatic-focus="false" form:apply-design-mode="false"/>
        <draw:frame draw:style-name="gr4" draw:text-style-name="P5" draw:layer="layout" svg:width="25.654cm" svg:height="11.7cm" svg:x="1.27cm" svg:y="1.016cm">
          <draw:text-box>
            <text:p text:style-name="P1"><text:span text:style-name="T6">For the glory of the Lord</text:span><text:span text:style-name="T6"><text:line-break/></text:span><text:span text:style-name="T6">Now o’er earth is shed abroad,</text:span></text:p>
            <text:p text:style-name="P1"><text:span text:style-name="T6">And all flesh shall see the token</text:span></text:p>
            <text:p text:style-name="P8"><text:span text:style-name="T6">That His Word is never broken.</text:span></text:p>
            <text:p text:style-name="P1"><text:span text:style-name="T9"><text:line-break/></text:span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10"><text:s text:c="8"/></text:span><text:span text:style-name="T10">Public domain</text:span></text:p>
            <text:p text:style-name="P11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0:28:56.573000000</meta:creation-date>
    <dc:title>Hymn template</dc:title>
    <meta:editing-duration>PT23M20S</meta:editing-duration>
    <meta:editing-cycles>11</meta:editing-cycles>
    <meta:generator>LibreOffice/6.1.3.2$Windows_X86_64 LibreOffice_project/86daf60bf00efa86ad547e59e09d6bb77c699acb</meta:generator>
    <meta:initial-creator>Arthur Hoch</meta:initial-creator>
    <dc:date>2019-01-14T15:24:42.372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2-04T10:28:55.715000000"/>
  </office:meta>
</office:document-meta>
</file>